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8pt" officeooo:rsid="0002496b" officeooo:paragraph-rsid="0002496b" style:font-size-asian="18pt" style:font-size-complex="18pt"/>
    </style:style>
    <style:style style:name="P2" style:family="paragraph" style:parent-style-name="Standard" style:list-style-name="L1">
      <style:paragraph-properties fo:text-align="justify" style:justify-single-word="false"/>
      <style:text-properties fo:font-size="18pt" officeooo:rsid="0002496b" officeooo:paragraph-rsid="0002496b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officeooo:rsid="0002496b" officeooo:paragraph-rsid="000342dc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8pt" fo:font-weight="bold" officeooo:rsid="0002496b" officeooo:paragraph-rsid="0002496b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8pt" fo:font-weight="bold" officeooo:rsid="0008d743" officeooo:paragraph-rsid="0008d743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8pt" fo:font-weight="normal" officeooo:rsid="0008d743" officeooo:paragraph-rsid="0008d743" style:font-size-asian="18pt" style:font-weight-asian="normal" style:font-size-complex="18pt" style:font-weight-complex="normal"/>
    </style:style>
    <style:style style:name="T1" style:family="text">
      <style:text-properties officeooo:rsid="000342dc"/>
    </style:style>
    <style:style style:name="T2" style:family="text">
      <style:text-properties officeooo:rsid="0007778f"/>
    </style:style>
    <style:style style:name="T3" style:family="text">
      <style:text-properties officeooo:rsid="0009a38a"/>
    </style:style>
    <style:style style:name="T4" style:family="text">
      <style:text-properties officeooo:rsid="0009be2d"/>
    </style:style>
    <style:style style:name="T5" style:family="text">
      <style:text-properties officeooo:rsid="000a5cc3"/>
    </style:style>
    <style:style style:name="T6" style:family="text">
      <style:text-properties officeooo:rsid="000b77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bstract:-</text:p>
      <text:p text:style-name="P5"/>
      <text:p text:style-name="P6">Flares are a phenomena of massive release of magnetic energies <text:span text:style-name="T3">not</text:span> on only in solar but also in the stellar atmospheres. <text:span text:style-name="T3">They can tell a great deal of information say about the activity in a star or how old it could be. Moreover, flaring events like in our sun not <text:s/></text:span><text:span text:style-name="T4">only</text:span><text:span text:style-name="T3"> pose immediate dangers to the electric power grids and telecommunication here on earth, but on larger timescales th</text:span><text:span text:style-name="T4">ese</text:span><text:span text:style-name="T3"> radiative emission </text:span><text:span text:style-name="T4">from any star could</text:span><text:span text:style-name="T3"> affect a planet’s climate </text:span><text:span text:style-name="T4">and also deplete the life around other stars. A common feature found between a solar flare and stellar flare is the presence of Quasi-periodic pulsation <text:s/>(QPPs). </text:span><text:span text:style-name="T5">The aim of finding QPPs is to </text:span><text:span text:style-name="T6">establish a solar-stellar correlation</text:span><text:span text:style-name="T5">.</text:span><text:span text:style-name="T4"> In this talk, we will discuss how can we find such qpps in a lightcurve </text:span><text:span text:style-name="T5">by</text:span><text:span text:style-name="T4"> using data from TESS, using Allesfitter </text:span><text:span text:style-name="T5">as a fitting tool and determining QPPs with the help of Lomb-Scargle Periodogram</text:span><text:span text:style-name="T4">.</text:span></text:p>
      <text:p text:style-name="P4"/>
      <text:p text:style-name="P4">Script for presentation <text:span text:style-name="T1">[rough outline]</text:span>:-</text:p>
      <text:p text:style-name="P1"/>
      <text:p text:style-name="P1">what is a flare, how it looks (in real and also on a lightcurve), why should we study them</text:p>
      <text:p text:style-name="P1"/>
      <text:p text:style-name="P1">What is a qpp? What do they imply and how in general a qpp looks like…… make a comparison of a qpp with a flare and tell that this is why the periodic nature of a flare is like a qpp</text:p>
      <text:p text:style-name="P1"/>
      <text:p text:style-name="P1">What can qpp tell us about the flare and wh<text:span text:style-name="T2">a</text:span>t this makes it important to study</text:p>
      <text:p text:style-name="P1"/>
      <text:p text:style-name="P1">firstly to study we need lightcurves:-</text:p>
      <text:p text:style-name="P1"/>
      <text:p text:style-name="P1">- and that is from TESS, what is tess and describe it also about its lightkurve feature</text:p>
      <text:p text:style-name="P1"/>
      <text:p text:style-name="P1">- after getting the lightcurve, the next step is to get the best fit</text:p>
      <text:list xml:id="list2877589748" text:style-name="L1">
        <text:list-item>
          <text:p text:style-name="P2"><text:soft-page-break/>why doing so :- to normalize it (or more likely to get a baseline for finding qpps)</text:p>
        </text:list-item>
        <text:list-item>
          <text:p text:style-name="P2">best fit is done using allesfitter</text:p>
        </text:list-item>
        <text:list-item>
          <text:p text:style-name="P2">describe allesfitter (it is a tool <text:span text:style-name="T1">for modeling any type of photometric and RV data</text:span>), <text:span text:style-name="T1">it can determine fitting using either mcmc or nested sampling</text:span></text:p>
        </text:list-item>
      </text:list>
      <text:p text:style-name="P1"/>
      <text:p text:style-name="P3">- <text:span text:style-name="T1">now after we have the fitted lightcurves, its time to study the periodicity</text:span></text:p>
      <text:p text:style-name="P3"/>
      <text:p text:style-name="P3">- <text:span text:style-name="T1">to </text:span>study the periodicity:- <text:span text:style-name="T1">we first take the plot for the residuals</text:span></text:p>
      <text:p text:style-name="P3"/>
      <text:p text:style-name="P3">- <text:span text:style-name="T1">period is found</text:span> with the help of peridogram that uses fourier transform to give us a probable frequency of the flare</text:p>
      <text:p text:style-name="P1"/>
      <text:p text:style-name="P1">- for this we use lomb-scargle periodogram from python to determine the frequency in the flare</text:p>
      <text:p text:style-name="P3">- <text:span text:style-name="T1">this is the process to determine the qpps in a flare</text:span></text:p>
      <text:p text:style-name="P3"/>
      <text:p text:style-name="P3">- <text:span text:style-name="T1">these are the results of the whole process done on the following flares for stars of:-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2T19:55:37.405141868</meta:creation-date>
    <dc:date>2022-08-02T20:57:57.969790264</dc:date>
    <meta:editing-duration>PT18M39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18" meta:word-count="415" meta:character-count="2243" meta:non-whitespace-character-count="1847"/>
  </office:meta>
</office:document-meta>
</file>